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49" style:family="table-column">
      <style:table-column-properties fo:break-before="auto" style:column-width="1.7102in"/>
    </style:style>
    <style:style style:name="co50" style:family="table-column">
      <style:table-column-properties fo:break-before="auto" style:column-width="2.6701in"/>
    </style:style>
    <style:style style:name="co51" style:family="table-column">
      <style:table-column-properties fo:break-before="auto" style:column-width="0.4744in"/>
    </style:style>
    <style:style style:name="co52" style:family="table-column">
      <style:table-column-properties fo:break-before="auto" style:column-width="0.4075in"/>
    </style:style>
    <style:style style:name="co53" style:family="table-column">
      <style:table-column-properties fo:break-before="auto" style:column-width="0.4965in"/>
    </style:style>
    <style:style style:name="co54" style:family="table-column">
      <style:table-column-properties fo:break-before="auto" style:column-width="0.3638in"/>
    </style:style>
    <style:style style:name="co55" style:family="table-column">
      <style:table-column-properties fo:break-before="auto" style:column-width="0.5071in"/>
    </style:style>
    <style:style style:name="co56" style:family="table-column">
      <style:table-column-properties fo:break-before="auto" style:column-width="0.3528in"/>
    </style:style>
    <style:style style:name="co57" style:family="table-column">
      <style:table-column-properties fo:break-before="auto" style:column-width="0.6398in"/>
    </style:style>
    <style:style style:name="co58" style:family="table-column">
      <style:table-column-properties fo:break-before="auto" style:column-width="0.3307in"/>
    </style:style>
    <style:style style:name="co59" style:family="table-column">
      <style:table-column-properties fo:break-before="auto" style:column-width="0.3417in"/>
    </style:style>
    <style:style style:name="co60" style:family="table-column">
      <style:table-column-properties fo:break-before="auto" style:column-width="0.4299in"/>
    </style:style>
    <style:style style:name="co61" style:family="table-column">
      <style:table-column-properties fo:break-before="auto" style:column-width="0.3862in"/>
    </style:style>
    <style:style style:name="co62" style:family="table-column">
      <style:table-column-properties fo:break-before="auto" style:column-width="0.4634in"/>
    </style:style>
    <style:style style:name="co63" style:family="table-column">
      <style:table-column-properties fo:break-before="auto" style:column-width="0.375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008in solid #000000"/>
    </style:style>
    <style:style style:name="ce19" style:family="table-cell" style:parent-style-name="Default" style:data-style-name="N104">
      <style:table-cell-properties fo:background-color="transparent" fo:border="0.0008in solid #000000"/>
    </style:style>
    <style:style style:name="ce20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49" table:default-cell-style-name="ce2"/>
        <table:table-column table:style-name="co50" table:default-cell-style-name="ce2"/>
        <table:table-column table:style-name="co10" table:default-cell-style-name="ce5"/>
        <table:table-column table:style-name="co51" table:default-cell-style-name="ce2"/>
        <table:table-column table:style-name="co10" table:default-cell-style-name="ce2"/>
        <table:table-column table:style-name="co10" table:number-columns-repeated="1018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Num Sol Brds =</text:p>
          </table:table-cell>
          <table:table-cell table:style-name="ce15" office:value-type="float" office:value="132">
            <text:p>132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Num Input Only =</text:p>
          </table:table-cell>
          <table:table-cell table:style-name="ce15" office:value-type="float" office:value="186">
            <text:p>186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Incand TH Brds =</text:p>
          </table:table-cell>
          <table:table-cell table:style-name="ce15" office:value-type="float" office:value="107">
            <text:p>107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Intf Brds =</text:p>
          </table:table-cell>
          <table:table-cell table:style-name="ce15" office:value-type="float" office:value="114">
            <text:p>114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Incand SM (Low) Brds =</text:p>
          </table:table-cell>
          <table:table-cell table:style-name="ce15" office:value-type="float" office:value="10">
            <text:p>10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Incand SM (High) Brds =</text:p>
          </table:table-cell>
          <table:table-cell table:style-name="ce15" office:value-type="float" office:value="0">
            <text:p>0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3" office:value-type="string">
            <text:p>Num Machines =</text:p>
          </table:table-cell>
          <table:table-cell table:style-name="ce15" office:value-type="float" office:value="20">
            <text:p>20</text:p>
          </table:table-cell>
          <table:table-cell table:style-name="ce16" table:number-columns-repeated="3"/>
          <table:table-cell table:style-name="ce17" table:number-columns-repeated="1018"/>
        </table:table-row>
        <table:table-row table:style-name="ro3">
          <table:table-cell table:style-name="ce14" table:number-columns-repeated="2"/>
          <table:table-cell table:style-name="ce16" table:number-columns-repeated="3"/>
          <table:table-cell table:style-name="ce17" table:number-columns-repeated="1018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Ext. Price</text:p>
          </table:table-cell>
          <table:table-cell table:number-columns-repeated="1018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$B$2]+[.$B$5]" office:value-type="float" office:value="246">
            <text:p>246</text:p>
          </table:table-cell>
          <table:table-cell table:formula="of:=[.C12]*[.D12]" office:value-type="currency" office:currency="USD" office:value="30.012">
            <text:p>$30.01</text:p>
          </table:table-cell>
          <table:table-cell table:number-columns-repeated="1018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$B$2]" office:value-type="float" office:value="132">
            <text:p>132</text:p>
          </table:table-cell>
          <table:table-cell table:formula="of:=[.C13]*[.D13]" office:value-type="currency" office:currency="USD" office:value="21.384">
            <text:p>$21.38</text:p>
          </table:table-cell>
          <table:table-cell table:number-columns-repeated="1018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$B$2]*4" office:value-type="float" office:value="528">
            <text:p>528</text:p>
          </table:table-cell>
          <table:table-cell table:formula="of:=[.C14]*[.D14]" office:value-type="currency" office:currency="USD" office:value="352.704">
            <text:p>$352.70</text:p>
          </table:table-cell>
          <table:table-cell table:number-columns-repeated="1018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$B$2]*4+[.$B$4]*8" office:value-type="float" office:value="1384">
            <text:p>1384</text:p>
          </table:table-cell>
          <table:table-cell table:formula="of:=[.C15]*[.D15]" office:value-type="currency" office:currency="USD" office:value="26.296">
            <text:p>$26.30</text:p>
          </table:table-cell>
          <table:table-cell table:number-columns-repeated="1018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$B$3]+[.$B$4]+[.$B$6]+[.$B$7]" office:value-type="float" office:value="303">
            <text:p>303</text:p>
          </table:table-cell>
          <table:table-cell table:formula="of:=[.C16]*[.D16]" office:value-type="currency" office:currency="USD" office:value="81.81">
            <text:p>$81.81</text:p>
          </table:table-cell>
          <table:table-cell table:number-columns-repeated="1018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$B$4]*8" office:value-type="float" office:value="856">
            <text:p>856</text:p>
          </table:table-cell>
          <table:table-cell table:formula="of:=[.C17]*[.D17]" office:value-type="currency" office:currency="USD" office:value="80.464">
            <text:p>$80.46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4]" office:value-type="float" office:value="107">
            <text:p>107</text:p>
          </table:table-cell>
          <table:table-cell table:formula="of:=[.C18]*[.D18]" office:value-type="currency" office:currency="USD" office:value="12.733">
            <text:p>$12.73</text:p>
          </table:table-cell>
          <table:table-cell table:number-columns-repeated="1018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$B$5]*2" office:value-type="float" office:value="228">
            <text:p>228</text:p>
          </table:table-cell>
          <table:table-cell table:formula="of:=[.C19]*[.D19]" office:value-type="currency" office:currency="USD" office:value="2.964">
            <text:p>$2.96</text:p>
          </table:table-cell>
          <table:table-cell table:number-columns-repeated="1018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$B$5]*3" office:value-type="float" office:value="342">
            <text:p>342</text:p>
          </table:table-cell>
          <table:table-cell table:formula="of:=[.C20]*[.D20]" office:value-type="currency" office:currency="USD" office:value="69.768">
            <text:p>$69.77</text:p>
          </table:table-cell>
          <table:table-cell table:number-columns-repeated="1018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$B$5]*3" office:value-type="float" office:value="342">
            <text:p>342</text:p>
          </table:table-cell>
          <table:table-cell table:formula="of:=[.C21]*[.D21]" office:value-type="currency" office:currency="USD" office:value="7.524">
            <text:p>$7.52</text:p>
          </table:table-cell>
          <table:table-cell table:number-columns-repeated="1018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$B$5]*4" office:value-type="float" office:value="456">
            <text:p>456</text:p>
          </table:table-cell>
          <table:table-cell table:formula="of:=[.C22]*[.D22]" office:value-type="currency" office:currency="USD" office:value="16.416">
            <text:p>$16.42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$B$5]" office:value-type="float" office:value="114">
            <text:p>114</text:p>
          </table:table-cell>
          <table:table-cell table:formula="of:=[.C23]*[.D23]" office:value-type="currency" office:currency="USD" office:value="57">
            <text:p>$57.00</text:p>
          </table:table-cell>
          <table:table-cell table:number-columns-repeated="1018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$B$6]*8+[.$B$7]*16" office:value-type="float" office:value="80">
            <text:p>80</text:p>
          </table:table-cell>
          <table:table-cell table:formula="of:=[.C24]*[.D24]" office:value-type="currency" office:currency="USD" office:value="3.44">
            <text:p>$3.44</text:p>
          </table:table-cell>
          <table:table-cell table:number-columns-repeated="1018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$B$7]*8" office:value-type="float" office:value="0">
            <text:p>0</text:p>
          </table:table-cell>
          <table:table-cell table:formula="of:=[.C25]*[.D25]" office:value-type="currency" office:currency="USD" office:value="0">
            <text:p>$0.00</text:p>
          </table:table-cell>
          <table:table-cell table:number-columns-repeated="1018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$B$6]+[.$B$7]" office:value-type="float" office:value="10">
            <text:p>10</text:p>
          </table:table-cell>
          <table:table-cell table:formula="of:=[.C26]*[.D26]" office:value-type="currency" office:currency="USD" office:value="1.19">
            <text:p>$1.19</text:p>
          </table:table-cell>
          <table:table-cell table:number-columns-repeated="1018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$B$5]" office:value-type="float" office:value="114">
            <text:p>114</text:p>
          </table:table-cell>
          <table:table-cell table:formula="of:=[.C27]*[.D27]" office:value-type="currency" office:currency="USD" office:value="453.72">
            <text:p>$453.72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/>
          <table:table-cell table:formula="of:=SUM([.E12:.E27])*1.0625" office:value-type="currency" office:currency="USD" office:value="1293.5140625">
            <text:p>$1,293.51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$B$2]+[.$B$8]*2" office:value-type="float" office:value="172">
            <text:p>172</text:p>
          </table:table-cell>
          <table:table-cell table:formula="of:=[.C31]*[.D31]" office:value-type="currency" office:currency="USD" office:value="22.876">
            <text:p>$22.88</text:p>
          </table:table-cell>
          <table:table-cell table:number-columns-repeated="1018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$B$2]*4+[.$B$3]*8+[.$B$4]*8+[.$B$5]*5+[.$B$6]*8+[.$B$7]*8+[.$B$8]*8" office:value-type="float" office:value="3682">
            <text:p>3682</text:p>
          </table:table-cell>
          <table:table-cell table:formula="of:=[.C32]*[.D32]" office:value-type="currency" office:currency="USD" office:value="228.284">
            <text:p>$228.28</text:p>
          </table:table-cell>
          <table:table-cell table:number-columns-repeated="1018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$B$2]" office:value-type="float" office:value="132">
            <text:p>132</text:p>
          </table:table-cell>
          <table:table-cell table:formula="of:=[.C33]*[.D33]" office:value-type="currency" office:currency="USD" office:value="68.64">
            <text:p>$68.64</text:p>
          </table:table-cell>
          <table:table-cell table:number-columns-repeated="1018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$B$2]*6+[.$B$4]*2+[.$B$5]*3+[.$B$6]*2+[.$B$7]*2" office:value-type="float" office:value="1368">
            <text:p>1368</text:p>
          </table:table-cell>
          <table:table-cell table:formula="of:=[.C34]*[.D34]" office:value-type="currency" office:currency="USD" office:value="184.68">
            <text:p>$184.68</text:p>
          </table:table-cell>
          <table:table-cell table:number-columns-repeated="1018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$B$3]+[.$B$4]+[.$B$6]+[.$B$7]" office:value-type="float" office:value="303">
            <text:p>303</text:p>
          </table:table-cell>
          <table:table-cell table:formula="of:=[.C35]*[.D35]" office:value-type="currency" office:currency="USD" office:value="73.629">
            <text:p>$73.63</text:p>
          </table:table-cell>
          <table:table-cell table:number-columns-repeated="1018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$B$4]+[.$B$6]+[.$B$7]" office:value-type="float" office:value="117">
            <text:p>117</text:p>
          </table:table-cell>
          <table:table-cell table:formula="of:=[.C36]*[.D36]" office:value-type="currency" office:currency="USD" office:value="38.142">
            <text:p>$38.14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$B$5]*2" office:value-type="float" office:value="228">
            <text:p>228</text:p>
          </table:table-cell>
          <table:table-cell table:formula="of:=[.C37]*[.D37]" office:value-type="currency" office:currency="USD" office:value="45.6">
            <text:p>$45.60</text:p>
          </table:table-cell>
          <table:table-cell table:number-columns-repeated="1018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$B$8]*5" office:value-type="float" office:value="100">
            <text:p>100</text:p>
          </table:table-cell>
          <table:table-cell table:formula="of:=[.C38]*[.D38]" office:value-type="currency" office:currency="USD" office:value="77">
            <text:p>$77.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/>
          <table:table-cell table:formula="of:=SUM([.E31:.E38])*1.0625" office:value-type="currency" office:currency="USD" office:value="785.0291875">
            <text:p>$785.03</text:p>
          </table:table-cell>
          <table:table-cell table:number-columns-repeated="1018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54" table:default-cell-style-name="Default"/>
        <table:table-column table:style-name="co19" table:default-cell-style-name="Default"/>
        <table:table-column table:style-name="co54" table:default-cell-style-name="Default"/>
        <table:table-column table:style-name="co19" table:default-cell-style-name="ce7"/>
        <table:table-column table:style-name="co56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13" table:default-cell-style-name="Default"/>
        <table:table-column table:style-name="co58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20" office:value-type="percentage" office:value="0.1">
            <text:p>10.00%</text:p>
          </table:table-cell>
          <table:table-cell table:style-name="ce2"/>
          <table:table-cell table:style-name="ce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 office:value-type="string">
            <text:p>x, x</text:p>
          </table:table-cell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9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8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>
          <table:table-cell/>
          <table:table-cell table:formula="of:=IF([.S3:.S5]=&quot;x, x&quot;;1;0)*[.B3:.B5]" office:value-type="float" office:value="0">
            <text:p>#VALUE!</text:p>
          </table:table-cell>
          <table:table-cell table:number-columns-repeated="18"/>
        </table:table-row>
        <table:table-row table:style-name="ro3">
          <table:table-cell/>
          <table:table-cell table:formula="of:=IF([.S3]=&quot;x, x&quot;;1;0)*[.B3]" office:value-type="float" office:value="0">
            <text:p>0</text:p>
          </table:table-cell>
          <table:table-cell table:number-columns-repeated="18"/>
        </table:table-row>
        <table:table-row table:style-name="ro3" table:number-rows-repeated="104854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NumPopBrds" table:style-name="ta1" table:print="false">
        <table:table-column table:style-name="co10" table:default-cell-style-name="Default"/>
        <table:table-column table:style-name="co4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14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3" table:default-cell-style-name="Default"/>
        <table:table-row table:style-name="ro7">
          <table:table-cell/>
          <table:table-cell table:formula="of:=[Kickstarter.B1]" office:value-type="string" office:string-value="Solenoid&#10;Wing" table:number-columns-spanned="2" table:number-rows-spanned="1">
            <text:p>Solenoid</text:p>
            <text:p>Wing</text:p>
          </table:table-cell>
          <table:covered-table-cell/>
          <table:table-cell table:formula="of:=[Kickstarter.D1]" office:value-type="string" office:string-value="Intf Wing" table:number-columns-spanned="2" table:number-rows-spanned="1">
            <text:p>Intf Wing</text:p>
          </table:table-cell>
          <table:covered-table-cell/>
          <table:table-cell table:formula="of:=[Kickstarter.F1]" office:value-type="string" office:string-value="Incand Wing" table:number-columns-spanned="2" table:number-rows-spanned="1">
            <text:p>Incand Wing</text:p>
          </table:table-cell>
          <table:covered-table-cell/>
          <table:table-cell table:formula="of:=[Kickstarter.H1]" office:value-type="string" office:string-value="IncandSM&#10;Wing&#10;(Low Side)" table:number-columns-spanned="2" table:number-rows-spanned="1">
            <text:p>IncandSM</text:p>
            <text:p>Wing</text:p>
            <text:p>(Low Side)</text:p>
          </table:table-cell>
          <table:covered-table-cell/>
          <table:table-cell table:formula="of:=[Kickstarter.J1]" office:value-type="string" office:string-value="Input Hdr&#10;Connectors" table:number-columns-spanned="2" table:number-rows-spanned="1">
            <text:p>Input Hdr</text:p>
            <text:p>Connectors</text:p>
          </table:table-cell>
          <table:covered-table-cell/>
          <table:table-cell table:formula="of:=[Kickstarter.N1]" office:value-type="string" office:string-value="Num&#10;Machines" table:number-columns-spanned="2" table:number-rows-spanned="1">
            <text:p>Num</text:p>
            <text:p>Machines</text:p>
          </table:table-cell>
          <table:covered-table-cell/>
          <table:table-cell office:value-type="string" table:number-columns-spanned="2" table:number-rows-spanned="1">
            <text:p>Num PSOC</text:p>
            <text:p>4200</text:p>
          </table:table-cell>
          <table:covered-table-cell/>
          <table:table-cell table:formula="of:=[Kickstarter.S1]" office:value-type="string" office:string-value="Paid">
            <text:p>Paid</text:p>
          </table:table-cell>
        </table:table-row>
        <table:table-row table:style-name="ro3">
          <table:table-cell table:formula="of:=[Kickstarter.A2]" office:value-type="string" office:string-value="Name">
            <text:p>Name</text:p>
          </table:table-cell>
          <table:table-cell table:formula="of:=[Kickstarter.B2]" office:value-type="string" office:string-value="Num">
            <text:p>Num</text:p>
          </table:table-cell>
          <table:table-cell/>
          <table:table-cell table:formula="of:=[Kickstarter.D2]" office:value-type="string" office:string-value="Num">
            <text:p>Num</text:p>
          </table:table-cell>
          <table:table-cell/>
          <table:table-cell table:formula="of:=[Kickstarter.F2]" office:value-type="string" office:string-value="Num">
            <text:p>Num</text:p>
          </table:table-cell>
          <table:table-cell/>
          <table:table-cell table:formula="of:=[Kickstarter.H2]" office:value-type="string" office:string-value="Num">
            <text:p>Num</text:p>
          </table:table-cell>
          <table:table-cell/>
          <table:table-cell table:formula="of:=[Kickstarter.J2]" office:value-type="string" office:string-value="Num">
            <text:p>Num</text:p>
          </table:table-cell>
          <table:table-cell/>
          <table:table-cell table:formula="of:=[Kickstarter.N2]" office:value-type="string" office:string-value="Num">
            <text:p>Num</text:p>
          </table:table-cell>
          <table:table-cell/>
          <table:table-cell office:value-type="string">
            <text:p>Num</text:p>
          </table:table-cell>
          <table:table-cell/>
          <table:table-cell table:formula="of:=[Kickstarter.S2]" office:value-type="float" office:value="0">
            <text:p>0</text:p>
          </table:table-cell>
        </table:table-row>
        <table:table-row table:style-name="ro3">
          <table:table-cell table:formula="of:=[Kickstarter.A3]" office:value-type="string" office:string-value="RO">
            <text:p>RO</text:p>
          </table:table-cell>
          <table:table-cell table:formula="of:=[Kickstarter.B3]" office:value-type="float" office:value="12">
            <text:p>12</text:p>
          </table:table-cell>
          <table:table-cell table:formula="of:=IF(OR([.P3]=&quot;x&quot;;[.P3]=&quot;x, x&quot;);1;0)*[.B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OR([.P3]=&quot;x&quot;;[.P3]=&quot;x, x&quot;);1;0)*[.D3]" office:value-type="float" office:value="0">
            <text:p>0</text:p>
          </table:table-cell>
          <table:table-cell table:formula="of:=[Kickstarter.F3]" office:value-type="float" office:value="24">
            <text:p>24</text:p>
          </table:table-cell>
          <table:table-cell table:formula="of:=IF(OR([.P3]=&quot;x&quot;;[.P3]=&quot;x, x&quot;);1;0)*[.F3]" office:value-type="float" office:value="0">
            <text:p>0</text:p>
          </table:table-cell>
          <table:table-cell table:formula="of:=[Kickstarter.H3]" office:value-type="float" office:value="0">
            <text:p>0</text:p>
          </table:table-cell>
          <table:table-cell table:formula="of:=IF(OR([.P3]=&quot;x&quot;;[.P3]=&quot;x, x&quot;);1;0)*[.H3]" office:value-type="float" office:value="0">
            <text:p>0</text:p>
          </table:table-cell>
          <table:table-cell table:formula="of:=[Kickstarter.J3]" office:value-type="float" office:value="28">
            <text:p>28</text:p>
          </table:table-cell>
          <table:table-cell table:formula="of:=IF(OR([.P3]=&quot;x&quot;;[.P3]=&quot;x, x&quot;);1;0)*[.J3]" office:value-type="float" office:value="0">
            <text:p>0</text:p>
          </table:table-cell>
          <table:table-cell table:formula="of:=[Kickstarter.N3]" office:value-type="float" office:value="3">
            <text:p>3</text:p>
          </table:table-cell>
          <table:table-cell table:formula="of:=IF(OR([.P3]=&quot;x&quot;;[.P3]=&quot;x, x&quot;);1;0)*[.L3]" office:value-type="float" office:value="0">
            <text:p>0</text:p>
          </table:table-cell>
          <table:table-cell table:formula="of:=[Kickstarter.D3]" office:value-type="float" office:value="16">
            <text:p>16</text:p>
          </table:table-cell>
          <table:table-cell table:formula="of:=IF([.P3]=&quot;x, x&quot;;1;0)*[.N3]" office:value-type="float" office:value="0">
            <text:p>0</text:p>
          </table:table-cell>
          <table:table-cell table:formula="of:=[Kickstarter.S3]" office:value-type="float" office:value="0">
            <text:p>0</text:p>
          </table:table-cell>
        </table:table-row>
        <table:table-row table:style-name="ro3">
          <table:table-cell table:formula="of:=[Kickstarter.A4]" office:value-type="string" office:string-value="PP">
            <text:p>PP</text:p>
          </table:table-cell>
          <table:table-cell table:formula="of:=[Kickstarter.B4]" office:value-type="float" office:value="12">
            <text:p>12</text:p>
          </table:table-cell>
          <table:table-cell table:formula="of:=IF(OR([.P4]=&quot;x&quot;;[.P4]=&quot;x, x&quot;);1;0)*[.B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OR([.P4]=&quot;x&quot;;[.P4]=&quot;x, x&quot;);1;0)*[.D4]" office:value-type="float" office:value="0">
            <text:p>0</text:p>
          </table:table-cell>
          <table:table-cell table:formula="of:=[Kickstarter.F4]" office:value-type="float" office:value="16">
            <text:p>16</text:p>
          </table:table-cell>
          <table:table-cell table:formula="of:=IF(OR([.P4]=&quot;x&quot;;[.P4]=&quot;x, x&quot;);1;0)*[.F4]" office:value-type="float" office:value="0">
            <text:p>0</text:p>
          </table:table-cell>
          <table:table-cell table:formula="of:=[Kickstarter.H4]" office:value-type="float" office:value="0">
            <text:p>0</text:p>
          </table:table-cell>
          <table:table-cell table:formula="of:=IF(OR([.P4]=&quot;x&quot;;[.P4]=&quot;x, x&quot;);1;0)*[.H4]" office:value-type="float" office:value="0">
            <text:p>0</text:p>
          </table:table-cell>
          <table:table-cell table:formula="of:=[Kickstarter.J4]" office:value-type="float" office:value="20">
            <text:p>20</text:p>
          </table:table-cell>
          <table:table-cell table:formula="of:=IF(OR([.P4]=&quot;x&quot;;[.P4]=&quot;x, x&quot;);1;0)*[.J4]" office:value-type="float" office:value="0">
            <text:p>0</text:p>
          </table:table-cell>
          <table:table-cell table:formula="of:=[Kickstarter.N4]" office:value-type="float" office:value="2">
            <text:p>2</text:p>
          </table:table-cell>
          <table:table-cell table:formula="of:=IF(OR([.P4]=&quot;x&quot;;[.P4]=&quot;x, x&quot;);1;0)*[.L4]" office:value-type="float" office:value="0">
            <text:p>0</text:p>
          </table:table-cell>
          <table:table-cell table:formula="of:=[Kickstarter.D4]" office:value-type="float" office:value="12">
            <text:p>12</text:p>
          </table:table-cell>
          <table:table-cell table:formula="of:=IF([.P4]=&quot;x, x&quot;;1;0)*[.N4]" office:value-type="float" office:value="0">
            <text:p>0</text:p>
          </table:table-cell>
          <table:table-cell table:formula="of:=[Kickstarter.S4]" office:value-type="float" office:value="0">
            <text:p>0</text:p>
          </table:table-cell>
        </table:table-row>
        <table:table-row table:style-name="ro3">
          <table:table-cell table:formula="of:=[Kickstarter.A5]" office:value-type="string" office:string-value="KB">
            <text:p>KB</text:p>
          </table:table-cell>
          <table:table-cell table:formula="of:=[Kickstarter.B5]" office:value-type="float" office:value="30">
            <text:p>30</text:p>
          </table:table-cell>
          <table:table-cell table:formula="of:=IF(OR([.P5]=&quot;x&quot;;[.P5]=&quot;x, x&quot;);1;0)*[.B5]" office:value-type="float" office:value="30">
            <text:p>30</text:p>
          </table:table-cell>
          <table:table-cell table:formula="of:=[Kickstarter.D5]" office:value-type="float" office:value="21">
            <text:p>21</text:p>
          </table:table-cell>
          <table:table-cell table:formula="of:=IF(OR([.P5]=&quot;x&quot;;[.P5]=&quot;x, x&quot;);1;0)*[.D5]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IF(OR([.P5]=&quot;x&quot;;[.P5]=&quot;x, x&quot;);1;0)*[.F5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OR([.P5]=&quot;x&quot;;[.P5]=&quot;x, x&quot;);1;0)*[.H5]" office:value-type="float" office:value="8">
            <text:p>8</text:p>
          </table:table-cell>
          <table:table-cell table:formula="of:=[Kickstarter.J5]" office:value-type="float" office:value="24">
            <text:p>24</text:p>
          </table:table-cell>
          <table:table-cell table:formula="of:=IF(OR([.P5]=&quot;x&quot;;[.P5]=&quot;x, x&quot;);1;0)*[.J5]" office:value-type="float" office:value="24">
            <text:p>24</text:p>
          </table:table-cell>
          <table:table-cell table:formula="of:=[Kickstarter.N5]" office:value-type="float" office:value="4">
            <text:p>4</text:p>
          </table:table-cell>
          <table:table-cell table:formula="of:=IF(OR([.P5]=&quot;x&quot;;[.P5]=&quot;x, x&quot;);1;0)*[.L5]" office:value-type="float" office:value="4">
            <text:p>4</text:p>
          </table:table-cell>
          <table:table-cell table:formula="of:=[Kickstarter.D5]" office:value-type="float" office:value="21">
            <text:p>21</text:p>
          </table:table-cell>
          <table:table-cell table:formula="of:=IF([.P5]=&quot;x, x&quot;;1;0)*[.N5]" office:value-type="float" office:value="21">
            <text:p>21</text:p>
          </table:table-cell>
          <table:table-cell table:formula="of:=[Kickstarter.S5]" office:value-type="string" office:string-value="x, x">
            <text:p>x, x</text:p>
          </table:table-cell>
        </table:table-row>
        <table:table-row table:style-name="ro3">
          <table:table-cell table:formula="of:=[Kickstarter.A6]" office:value-type="string" office:string-value="JW">
            <text:p>JW</text:p>
          </table:table-cell>
          <table:table-cell table:formula="of:=[Kickstarter.B6]" office:value-type="float" office:value="9">
            <text:p>9</text:p>
          </table:table-cell>
          <table:table-cell table:formula="of:=IF(OR([.P6]=&quot;x&quot;;[.P6]=&quot;x, x&quot;);1;0)*[.B6]" office:value-type="float" office:value="9">
            <text:p>9</text:p>
          </table:table-cell>
          <table:table-cell table:formula="of:=[Kickstarter.D6]" office:value-type="float" office:value="6">
            <text:p>6</text:p>
          </table:table-cell>
          <table:table-cell table:formula="of:=IF(OR([.P6]=&quot;x&quot;;[.P6]=&quot;x, x&quot;);1;0)*[.D6]" office:value-type="float" office:value="6">
            <text:p>6</text:p>
          </table:table-cell>
          <table:table-cell table:formula="of:=[Kickstarter.F6]" office:value-type="float" office:value="8">
            <text:p>8</text:p>
          </table:table-cell>
          <table:table-cell table:formula="of:=IF(OR([.P6]=&quot;x&quot;;[.P6]=&quot;x, x&quot;);1;0)*[.F6]" office:value-type="float" office:value="8">
            <text:p>8</text:p>
          </table:table-cell>
          <table:table-cell table:formula="of:=[Kickstarter.H6]" office:value-type="float" office:value="0">
            <text:p>0</text:p>
          </table:table-cell>
          <table:table-cell table:formula="of:=IF(OR([.P6]=&quot;x&quot;;[.P6]=&quot;x, x&quot;);1;0)*[.H6]" office:value-type="float" office:value="0">
            <text:p>0</text:p>
          </table:table-cell>
          <table:table-cell table:formula="of:=[Kickstarter.J6]" office:value-type="float" office:value="7">
            <text:p>7</text:p>
          </table:table-cell>
          <table:table-cell table:formula="of:=IF(OR([.P6]=&quot;x&quot;;[.P6]=&quot;x, x&quot;);1;0)*[.J6]" office:value-type="float" office:value="7">
            <text:p>7</text:p>
          </table:table-cell>
          <table:table-cell table:formula="of:=[Kickstarter.N6]" office:value-type="float" office:value="1">
            <text:p>1</text:p>
          </table:table-cell>
          <table:table-cell table:formula="of:=IF(OR([.P6]=&quot;x&quot;;[.P6]=&quot;x, x&quot;);1;0)*[.L6]" office:value-type="float" office:value="1">
            <text:p>1</text:p>
          </table:table-cell>
          <table:table-cell table:formula="of:=[Kickstarter.D6]" office:value-type="float" office:value="6">
            <text:p>6</text:p>
          </table:table-cell>
          <table:table-cell table:formula="of:=IF([.P6]=&quot;x, x&quot;;1;0)*[.N6]" office:value-type="float" office:value="6">
            <text:p>6</text:p>
          </table:table-cell>
          <table:table-cell table:formula="of:=[Kickstarter.S6]" office:value-type="string" office:string-value="x, x">
            <text:p>x, x</text:p>
          </table:table-cell>
        </table:table-row>
        <table:table-row table:style-name="ro3">
          <table:table-cell table:formula="of:=[Kickstarter.A7]" office:value-type="string" office:string-value="JF">
            <text:p>JF</text:p>
          </table:table-cell>
          <table:table-cell table:formula="of:=[Kickstarter.B7]" office:value-type="float" office:value="6">
            <text:p>6</text:p>
          </table:table-cell>
          <table:table-cell table:formula="of:=IF(OR([.P7]=&quot;x&quot;;[.P7]=&quot;x, x&quot;);1;0)*[.B7]" office:value-type="float" office:value="0">
            <text:p>0</text:p>
          </table:table-cell>
          <table:table-cell table:formula="of:=[Kickstarter.D7]" office:value-type="float" office:value="6">
            <text:p>6</text:p>
          </table:table-cell>
          <table:table-cell table:formula="of:=IF(OR([.P7]=&quot;x&quot;;[.P7]=&quot;x, x&quot;);1;0)*[.D7]" office:value-type="float" office:value="0">
            <text:p>0</text:p>
          </table:table-cell>
          <table:table-cell table:formula="of:=[Kickstarter.F7]" office:value-type="float" office:value="8">
            <text:p>8</text:p>
          </table:table-cell>
          <table:table-cell table:formula="of:=IF(OR([.P7]=&quot;x&quot;;[.P7]=&quot;x, x&quot;);1;0)*[.F7]" office:value-type="float" office:value="0">
            <text:p>0</text:p>
          </table:table-cell>
          <table:table-cell table:formula="of:=[Kickstarter.H7]" office:value-type="float" office:value="0">
            <text:p>0</text:p>
          </table:table-cell>
          <table:table-cell table:formula="of:=IF(OR([.P7]=&quot;x&quot;;[.P7]=&quot;x, x&quot;);1;0)*[.H7]" office:value-type="float" office:value="0">
            <text:p>0</text:p>
          </table:table-cell>
          <table:table-cell table:formula="of:=[Kickstarter.J7]" office:value-type="float" office:value="10">
            <text:p>10</text:p>
          </table:table-cell>
          <table:table-cell table:formula="of:=IF(OR([.P7]=&quot;x&quot;;[.P7]=&quot;x, x&quot;);1;0)*[.J7]" office:value-type="float" office:value="0">
            <text:p>0</text:p>
          </table:table-cell>
          <table:table-cell table:formula="of:=[Kickstarter.N7]" office:value-type="float" office:value="1">
            <text:p>1</text:p>
          </table:table-cell>
          <table:table-cell table:formula="of:=IF(OR([.P7]=&quot;x&quot;;[.P7]=&quot;x, x&quot;);1;0)*[.L7]" office:value-type="float" office:value="0">
            <text:p>0</text:p>
          </table:table-cell>
          <table:table-cell table:formula="of:=[Kickstarter.D7]" office:value-type="float" office:value="6">
            <text:p>6</text:p>
          </table:table-cell>
          <table:table-cell table:formula="of:=IF([.P7]=&quot;x, x&quot;;1;0)*[.N7]" office:value-type="float" office:value="0">
            <text:p>0</text:p>
          </table:table-cell>
          <table:table-cell table:formula="of:=[Kickstarter.S7]" office:value-type="float" office:value="0">
            <text:p>0</text:p>
          </table:table-cell>
        </table:table-row>
        <table:table-row table:style-name="ro3">
          <table:table-cell table:formula="of:=[Kickstarter.A8]" office:value-type="string" office:string-value="MC1">
            <text:p>MC1</text:p>
          </table:table-cell>
          <table:table-cell table:formula="of:=[Kickstarter.B8]" office:value-type="float" office:value="6">
            <text:p>6</text:p>
          </table:table-cell>
          <table:table-cell table:formula="of:=IF(OR([.P8]=&quot;x&quot;;[.P8]=&quot;x, x&quot;);1;0)*[.B8]" office:value-type="float" office:value="0">
            <text:p>0</text:p>
          </table:table-cell>
          <table:table-cell table:formula="of:=[Kickstarter.D8]" office:value-type="float" office:value="6">
            <text:p>6</text:p>
          </table:table-cell>
          <table:table-cell table:formula="of:=IF(OR([.P8]=&quot;x&quot;;[.P8]=&quot;x, x&quot;);1;0)*[.D8]" office:value-type="float" office:value="0">
            <text:p>0</text:p>
          </table:table-cell>
          <table:table-cell table:formula="of:=[Kickstarter.F8]" office:value-type="float" office:value="8">
            <text:p>8</text:p>
          </table:table-cell>
          <table:table-cell table:formula="of:=IF(OR([.P8]=&quot;x&quot;;[.P8]=&quot;x, x&quot;);1;0)*[.F8]" office:value-type="float" office:value="0">
            <text:p>0</text:p>
          </table:table-cell>
          <table:table-cell table:formula="of:=[Kickstarter.H8]" office:value-type="float" office:value="0">
            <text:p>0</text:p>
          </table:table-cell>
          <table:table-cell table:formula="of:=IF(OR([.P8]=&quot;x&quot;;[.P8]=&quot;x, x&quot;);1;0)*[.H8]" office:value-type="float" office:value="0">
            <text:p>0</text:p>
          </table:table-cell>
          <table:table-cell table:formula="of:=[Kickstarter.J8]" office:value-type="float" office:value="10">
            <text:p>10</text:p>
          </table:table-cell>
          <table:table-cell table:formula="of:=IF(OR([.P8]=&quot;x&quot;;[.P8]=&quot;x, x&quot;);1;0)*[.J8]" office:value-type="float" office:value="0">
            <text:p>0</text:p>
          </table:table-cell>
          <table:table-cell table:formula="of:=[Kickstarter.N8]" office:value-type="float" office:value="1">
            <text:p>1</text:p>
          </table:table-cell>
          <table:table-cell table:formula="of:=IF(OR([.P8]=&quot;x&quot;;[.P8]=&quot;x, x&quot;);1;0)*[.L8]" office:value-type="float" office:value="0">
            <text:p>0</text:p>
          </table:table-cell>
          <table:table-cell table:formula="of:=[Kickstarter.D8]" office:value-type="float" office:value="6">
            <text:p>6</text:p>
          </table:table-cell>
          <table:table-cell table:formula="of:=IF([.P8]=&quot;x, x&quot;;1;0)*[.N8]" office:value-type="float" office:value="0">
            <text:p>0</text:p>
          </table:table-cell>
          <table:table-cell table:formula="of:=[Kickstarter.S8]" office:value-type="float" office:value="0">
            <text:p>0</text:p>
          </table:table-cell>
        </table:table-row>
        <table:table-row table:style-name="ro3">
          <table:table-cell table:formula="of:=[Kickstarter.A9]" office:value-type="string" office:string-value="BM">
            <text:p>BM</text:p>
          </table:table-cell>
          <table:table-cell table:formula="of:=[Kickstarter.B9]" office:value-type="float" office:value="6">
            <text:p>6</text:p>
          </table:table-cell>
          <table:table-cell table:formula="of:=IF(OR([.P9]=&quot;x&quot;;[.P9]=&quot;x, x&quot;);1;0)*[.B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OR([.P9]=&quot;x&quot;;[.P9]=&quot;x, x&quot;);1;0)*[.D9]" office:value-type="float" office:value="0">
            <text:p>0</text:p>
          </table:table-cell>
          <table:table-cell table:formula="of:=[Kickstarter.F9]" office:value-type="float" office:value="8">
            <text:p>8</text:p>
          </table:table-cell>
          <table:table-cell table:formula="of:=IF(OR([.P9]=&quot;x&quot;;[.P9]=&quot;x, x&quot;);1;0)*[.F9]" office:value-type="float" office:value="0">
            <text:p>0</text:p>
          </table:table-cell>
          <table:table-cell table:formula="of:=[Kickstarter.H9]" office:value-type="float" office:value="0">
            <text:p>0</text:p>
          </table:table-cell>
          <table:table-cell table:formula="of:=IF(OR([.P9]=&quot;x&quot;;[.P9]=&quot;x, x&quot;);1;0)*[.H9]" office:value-type="float" office:value="0">
            <text:p>0</text:p>
          </table:table-cell>
          <table:table-cell table:formula="of:=[Kickstarter.J9]" office:value-type="float" office:value="10">
            <text:p>10</text:p>
          </table:table-cell>
          <table:table-cell table:formula="of:=IF(OR([.P9]=&quot;x&quot;;[.P9]=&quot;x, x&quot;);1;0)*[.J9]" office:value-type="float" office:value="0">
            <text:p>0</text:p>
          </table:table-cell>
          <table:table-cell table:formula="of:=[Kickstarter.N9]" office:value-type="float" office:value="1">
            <text:p>1</text:p>
          </table:table-cell>
          <table:table-cell table:formula="of:=IF(OR([.P9]=&quot;x&quot;;[.P9]=&quot;x, x&quot;);1;0)*[.L9]" office:value-type="float" office:value="0">
            <text:p>0</text:p>
          </table:table-cell>
          <table:table-cell table:formula="of:=[Kickstarter.D9]" office:value-type="float" office:value="6">
            <text:p>6</text:p>
          </table:table-cell>
          <table:table-cell table:formula="of:=IF([.P9]=&quot;x, x&quot;;1;0)*[.N9]" office:value-type="float" office:value="0">
            <text:p>0</text:p>
          </table:table-cell>
          <table:table-cell table:formula="of:=[Kickstarter.S9]" office:value-type="float" office:value="0">
            <text:p>0</text:p>
          </table:table-cell>
        </table:table-row>
        <table:table-row table:style-name="ro3">
          <table:table-cell table:formula="of:=[Kickstarter.A10]" office:value-type="string" office:string-value="MH">
            <text:p>MH</text:p>
          </table:table-cell>
          <table:table-cell table:formula="of:=[Kickstarter.B10]" office:value-type="float" office:value="6">
            <text:p>6</text:p>
          </table:table-cell>
          <table:table-cell table:formula="of:=IF(OR([.P10]=&quot;x&quot;;[.P10]=&quot;x, x&quot;);1;0)*[.B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OR([.P10]=&quot;x&quot;;[.P10]=&quot;x, x&quot;);1;0)*[.D10]" office:value-type="float" office:value="0">
            <text:p>0</text:p>
          </table:table-cell>
          <table:table-cell table:formula="of:=[Kickstarter.F10]" office:value-type="float" office:value="8">
            <text:p>8</text:p>
          </table:table-cell>
          <table:table-cell table:formula="of:=IF(OR([.P10]=&quot;x&quot;;[.P10]=&quot;x, x&quot;);1;0)*[.F10]" office:value-type="float" office:value="0">
            <text:p>0</text:p>
          </table:table-cell>
          <table:table-cell table:formula="of:=[Kickstarter.H10]" office:value-type="float" office:value="0">
            <text:p>0</text:p>
          </table:table-cell>
          <table:table-cell table:formula="of:=IF(OR([.P10]=&quot;x&quot;;[.P10]=&quot;x, x&quot;);1;0)*[.H10]" office:value-type="float" office:value="0">
            <text:p>0</text:p>
          </table:table-cell>
          <table:table-cell table:formula="of:=[Kickstarter.J10]" office:value-type="float" office:value="10">
            <text:p>10</text:p>
          </table:table-cell>
          <table:table-cell table:formula="of:=IF(OR([.P10]=&quot;x&quot;;[.P10]=&quot;x, x&quot;);1;0)*[.J10]" office:value-type="float" office:value="0">
            <text:p>0</text:p>
          </table:table-cell>
          <table:table-cell table:formula="of:=[Kickstarter.N10]" office:value-type="float" office:value="1">
            <text:p>1</text:p>
          </table:table-cell>
          <table:table-cell table:formula="of:=IF(OR([.P10]=&quot;x&quot;;[.P10]=&quot;x, x&quot;);1;0)*[.L10]" office:value-type="float" office:value="0">
            <text:p>0</text:p>
          </table:table-cell>
          <table:table-cell table:formula="of:=[Kickstarter.D10]" office:value-type="float" office:value="6">
            <text:p>6</text:p>
          </table:table-cell>
          <table:table-cell table:formula="of:=IF([.P10]=&quot;x, x&quot;;1;0)*[.N10]" office:value-type="float" office:value="0">
            <text:p>0</text:p>
          </table:table-cell>
          <table:table-cell table:formula="of:=[Kickstarter.S10]" office:value-type="float" office:value="0">
            <text:p>0</text:p>
          </table:table-cell>
        </table:table-row>
        <table:table-row table:style-name="ro3">
          <table:table-cell table:formula="of:=[Kickstarter.A11]" office:value-type="string" office:string-value="WS">
            <text:p>WS</text:p>
          </table:table-cell>
          <table:table-cell table:formula="of:=[Kickstarter.B11]" office:value-type="float" office:value="6">
            <text:p>6</text:p>
          </table:table-cell>
          <table:table-cell table:formula="of:=IF(OR([.P11]=&quot;x&quot;;[.P11]=&quot;x, x&quot;);1;0)*[.B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OR([.P11]=&quot;x&quot;;[.P11]=&quot;x, x&quot;);1;0)*[.D11]" office:value-type="float" office:value="0">
            <text:p>0</text:p>
          </table:table-cell>
          <table:table-cell table:formula="of:=[Kickstarter.F11]" office:value-type="float" office:value="8">
            <text:p>8</text:p>
          </table:table-cell>
          <table:table-cell table:formula="of:=IF(OR([.P11]=&quot;x&quot;;[.P11]=&quot;x, x&quot;);1;0)*[.F11]" office:value-type="float" office:value="0">
            <text:p>0</text:p>
          </table:table-cell>
          <table:table-cell table:formula="of:=[Kickstarter.H11]" office:value-type="float" office:value="0">
            <text:p>0</text:p>
          </table:table-cell>
          <table:table-cell table:formula="of:=IF(OR([.P11]=&quot;x&quot;;[.P11]=&quot;x, x&quot;);1;0)*[.H11]" office:value-type="float" office:value="0">
            <text:p>0</text:p>
          </table:table-cell>
          <table:table-cell table:formula="of:=[Kickstarter.J11]" office:value-type="float" office:value="10">
            <text:p>10</text:p>
          </table:table-cell>
          <table:table-cell table:formula="of:=IF(OR([.P11]=&quot;x&quot;;[.P11]=&quot;x, x&quot;);1;0)*[.J11]" office:value-type="float" office:value="0">
            <text:p>0</text:p>
          </table:table-cell>
          <table:table-cell table:formula="of:=[Kickstarter.N11]" office:value-type="float" office:value="1">
            <text:p>1</text:p>
          </table:table-cell>
          <table:table-cell table:formula="of:=IF(OR([.P11]=&quot;x&quot;;[.P11]=&quot;x, x&quot;);1;0)*[.L11]" office:value-type="float" office:value="0">
            <text:p>0</text:p>
          </table:table-cell>
          <table:table-cell table:formula="of:=[Kickstarter.D11]" office:value-type="float" office:value="6">
            <text:p>6</text:p>
          </table:table-cell>
          <table:table-cell table:formula="of:=IF([.P11]=&quot;x, x&quot;;1;0)*[.N11]" office:value-type="float" office:value="0">
            <text:p>0</text:p>
          </table:table-cell>
          <table:table-cell table:formula="of:=[Kickstarter.S11]" office:value-type="string" office:string-value="no">
            <text:p>no</text:p>
          </table:table-cell>
        </table:table-row>
        <table:table-row table:style-name="ro3">
          <table:table-cell table:formula="of:=[Kickstarter.A12]" office:value-type="string" office:string-value="EL">
            <text:p>EL</text:p>
          </table:table-cell>
          <table:table-cell table:formula="of:=[Kickstarter.B12]" office:value-type="float" office:value="6">
            <text:p>6</text:p>
          </table:table-cell>
          <table:table-cell table:formula="of:=IF(OR([.P12]=&quot;x&quot;;[.P12]=&quot;x, x&quot;);1;0)*[.B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OR([.P12]=&quot;x&quot;;[.P12]=&quot;x, x&quot;);1;0)*[.D12]" office:value-type="float" office:value="0">
            <text:p>0</text:p>
          </table:table-cell>
          <table:table-cell table:formula="of:=[Kickstarter.F12]" office:value-type="float" office:value="8">
            <text:p>8</text:p>
          </table:table-cell>
          <table:table-cell table:formula="of:=IF(OR([.P12]=&quot;x&quot;;[.P12]=&quot;x, x&quot;);1;0)*[.F12]" office:value-type="float" office:value="0">
            <text:p>0</text:p>
          </table:table-cell>
          <table:table-cell table:formula="of:=[Kickstarter.H12]" office:value-type="float" office:value="0">
            <text:p>0</text:p>
          </table:table-cell>
          <table:table-cell table:formula="of:=IF(OR([.P12]=&quot;x&quot;;[.P12]=&quot;x, x&quot;);1;0)*[.H12]" office:value-type="float" office:value="0">
            <text:p>0</text:p>
          </table:table-cell>
          <table:table-cell table:formula="of:=[Kickstarter.J12]" office:value-type="float" office:value="10">
            <text:p>10</text:p>
          </table:table-cell>
          <table:table-cell table:formula="of:=IF(OR([.P12]=&quot;x&quot;;[.P12]=&quot;x, x&quot;);1;0)*[.J12]" office:value-type="float" office:value="0">
            <text:p>0</text:p>
          </table:table-cell>
          <table:table-cell table:formula="of:=[Kickstarter.N12]" office:value-type="float" office:value="1">
            <text:p>1</text:p>
          </table:table-cell>
          <table:table-cell table:formula="of:=IF(OR([.P12]=&quot;x&quot;;[.P12]=&quot;x, x&quot;);1;0)*[.L12]" office:value-type="float" office:value="0">
            <text:p>0</text:p>
          </table:table-cell>
          <table:table-cell table:formula="of:=[Kickstarter.D12]" office:value-type="float" office:value="6">
            <text:p>6</text:p>
          </table:table-cell>
          <table:table-cell table:formula="of:=IF([.P12]=&quot;x, x&quot;;1;0)*[.N12]" office:value-type="float" office:value="0">
            <text:p>0</text:p>
          </table:table-cell>
          <table:table-cell table:formula="of:=[Kickstarter.S12]" office:value-type="float" office:value="0">
            <text:p>0</text:p>
          </table:table-cell>
        </table:table-row>
        <table:table-row table:style-name="ro3">
          <table:table-cell table:formula="of:=[Kickstarter.A13]" office:value-type="string" office:string-value="SS">
            <text:p>SS</text:p>
          </table:table-cell>
          <table:table-cell table:formula="of:=[Kickstarter.B13]" office:value-type="float" office:value="6">
            <text:p>6</text:p>
          </table:table-cell>
          <table:table-cell table:formula="of:=IF(OR([.P13]=&quot;x&quot;;[.P13]=&quot;x, x&quot;);1;0)*[.B13]" office:value-type="float" office:value="6">
            <text:p>6</text:p>
          </table:table-cell>
          <table:table-cell table:formula="of:=[Kickstarter.D13]" office:value-type="float" office:value="6">
            <text:p>6</text:p>
          </table:table-cell>
          <table:table-cell table:formula="of:=IF(OR([.P13]=&quot;x&quot;;[.P13]=&quot;x, x&quot;);1;0)*[.D13]" office:value-type="float" office:value="6">
            <text:p>6</text:p>
          </table:table-cell>
          <table:table-cell table:formula="of:=[Kickstarter.F13]" office:value-type="float" office:value="8">
            <text:p>8</text:p>
          </table:table-cell>
          <table:table-cell table:formula="of:=IF(OR([.P13]=&quot;x&quot;;[.P13]=&quot;x, x&quot;);1;0)*[.F13]" office:value-type="float" office:value="8">
            <text:p>8</text:p>
          </table:table-cell>
          <table:table-cell table:formula="of:=[Kickstarter.H13]" office:value-type="float" office:value="0">
            <text:p>0</text:p>
          </table:table-cell>
          <table:table-cell table:formula="of:=IF(OR([.P13]=&quot;x&quot;;[.P13]=&quot;x, x&quot;);1;0)*[.H13]" office:value-type="float" office:value="0">
            <text:p>0</text:p>
          </table:table-cell>
          <table:table-cell table:formula="of:=[Kickstarter.J13]" office:value-type="float" office:value="10">
            <text:p>10</text:p>
          </table:table-cell>
          <table:table-cell table:formula="of:=IF(OR([.P13]=&quot;x&quot;;[.P13]=&quot;x, x&quot;);1;0)*[.J13]" office:value-type="float" office:value="10">
            <text:p>10</text:p>
          </table:table-cell>
          <table:table-cell table:formula="of:=[Kickstarter.N13]" office:value-type="float" office:value="1">
            <text:p>1</text:p>
          </table:table-cell>
          <table:table-cell table:formula="of:=IF(OR([.P13]=&quot;x&quot;;[.P13]=&quot;x, x&quot;);1;0)*[.L13]" office:value-type="float" office:value="1">
            <text:p>1</text:p>
          </table:table-cell>
          <table:table-cell table:formula="of:=[Kickstarter.D13]" office:value-type="float" office:value="6">
            <text:p>6</text:p>
          </table:table-cell>
          <table:table-cell table:formula="of:=IF([.P13]=&quot;x, x&quot;;1;0)*[.N13]" office:value-type="float" office:value="6">
            <text:p>6</text:p>
          </table:table-cell>
          <table:table-cell table:formula="of:=[Kickstarter.S13]" office:value-type="string" office:string-value="x, x">
            <text:p>x, x</text:p>
          </table:table-cell>
        </table:table-row>
        <table:table-row table:style-name="ro3">
          <table:table-cell table:formula="of:=[Kickstarter.A14]" office:value-type="string" office:string-value="JG">
            <text:p>JG</text:p>
          </table:table-cell>
          <table:table-cell table:formula="of:=[Kickstarter.B14]" office:value-type="float" office:value="9">
            <text:p>9</text:p>
          </table:table-cell>
          <table:table-cell table:formula="of:=IF(OR([.P14]=&quot;x&quot;;[.P14]=&quot;x, x&quot;);1;0)*[.B14]" office:value-type="float" office:value="9">
            <text:p>9</text:p>
          </table:table-cell>
          <table:table-cell table:formula="of:=[Kickstarter.D14]" office:value-type="float" office:value="9">
            <text:p>9</text:p>
          </table:table-cell>
          <table:table-cell table:formula="of:=IF(OR([.P14]=&quot;x&quot;;[.P14]=&quot;x, x&quot;);1;0)*[.D14]" office:value-type="float" office:value="9">
            <text:p>9</text:p>
          </table:table-cell>
          <table:table-cell table:formula="of:=[Kickstarter.F14]" office:value-type="float" office:value="0">
            <text:p>0</text:p>
          </table:table-cell>
          <table:table-cell table:formula="of:=IF(OR([.P14]=&quot;x&quot;;[.P14]=&quot;x, x&quot;);1;0)*[.F14]" office:value-type="float" office:value="0">
            <text:p>0</text:p>
          </table:table-cell>
          <table:table-cell table:formula="of:=[Kickstarter.H14]" office:value-type="float" office:value="2">
            <text:p>2</text:p>
          </table:table-cell>
          <table:table-cell table:formula="of:=IF(OR([.P14]=&quot;x&quot;;[.P14]=&quot;x, x&quot;);1;0)*[.H14]" office:value-type="float" office:value="2">
            <text:p>2</text:p>
          </table:table-cell>
          <table:table-cell table:formula="of:=[Kickstarter.J14]" office:value-type="float" office:value="25">
            <text:p>25</text:p>
          </table:table-cell>
          <table:table-cell table:formula="of:=IF(OR([.P14]=&quot;x&quot;;[.P14]=&quot;x, x&quot;);1;0)*[.J14]" office:value-type="float" office:value="25">
            <text:p>25</text:p>
          </table:table-cell>
          <table:table-cell table:formula="of:=[Kickstarter.N14]" office:value-type="float" office:value="2">
            <text:p>2</text:p>
          </table:table-cell>
          <table:table-cell table:formula="of:=IF(OR([.P14]=&quot;x&quot;;[.P14]=&quot;x, x&quot;);1;0)*[.L14]" office:value-type="float" office:value="2">
            <text:p>2</text:p>
          </table:table-cell>
          <table:table-cell table:formula="of:=[Kickstarter.D14]" office:value-type="float" office:value="9">
            <text:p>9</text:p>
          </table:table-cell>
          <table:table-cell table:formula="of:=IF([.P14]=&quot;x, x&quot;;1;0)*[.N14]" office:value-type="float" office:value="9">
            <text:p>9</text:p>
          </table:table-cell>
          <table:table-cell table:formula="of:=[Kickstarter.S14]" office:value-type="string" office:string-value="x, x">
            <text:p>x, x</text:p>
          </table:table-cell>
        </table:table-row>
        <table:table-row table:style-name="ro3">
          <table:table-cell table:formula="of:=[Kickstarter.A15]" office:value-type="string" office:string-value="JR">
            <text:p>JR</text:p>
          </table:table-cell>
          <table:table-cell table:formula="of:=[Kickstarter.B15]" office:value-type="float" office:value="18">
            <text:p>18</text:p>
          </table:table-cell>
          <table:table-cell table:formula="of:=IF(OR([.P15]=&quot;x&quot;;[.P15]=&quot;x, x&quot;);1;0)*[.B15]" office:value-type="float" office:value="18">
            <text:p>18</text:p>
          </table:table-cell>
          <table:table-cell table:formula="of:=[Kickstarter.D15]" office:value-type="float" office:value="18">
            <text:p>18</text:p>
          </table:table-cell>
          <table:table-cell table:formula="of:=IF(OR([.P15]=&quot;x&quot;;[.P15]=&quot;x, x&quot;);1;0)*[.D15]" office:value-type="float" office:value="18">
            <text:p>18</text:p>
          </table:table-cell>
          <table:table-cell table:formula="of:=[Kickstarter.F15]" office:value-type="float" office:value="24">
            <text:p>24</text:p>
          </table:table-cell>
          <table:table-cell table:formula="of:=IF(OR([.P15]=&quot;x&quot;;[.P15]=&quot;x, x&quot;);1;0)*[.F15]" office:value-type="float" office:value="24">
            <text:p>24</text:p>
          </table:table-cell>
          <table:table-cell table:formula="of:=[Kickstarter.H15]" office:value-type="float" office:value="0">
            <text:p>0</text:p>
          </table:table-cell>
          <table:table-cell table:formula="of:=IF(OR([.P15]=&quot;x&quot;;[.P15]=&quot;x, x&quot;);1;0)*[.H15]" office:value-type="float" office:value="0">
            <text:p>0</text:p>
          </table:table-cell>
          <table:table-cell table:formula="of:=[Kickstarter.J15]" office:value-type="float" office:value="30">
            <text:p>30</text:p>
          </table:table-cell>
          <table:table-cell table:formula="of:=IF(OR([.P15]=&quot;x&quot;;[.P15]=&quot;x, x&quot;);1;0)*[.J15]" office:value-type="float" office:value="30">
            <text:p>30</text:p>
          </table:table-cell>
          <table:table-cell table:formula="of:=[Kickstarter.N15]" office:value-type="float" office:value="3">
            <text:p>3</text:p>
          </table:table-cell>
          <table:table-cell table:formula="of:=IF(OR([.P15]=&quot;x&quot;;[.P15]=&quot;x, x&quot;);1;0)*[.L15]" office:value-type="float" office:value="3">
            <text:p>3</text:p>
          </table:table-cell>
          <table:table-cell table:formula="of:=[Kickstarter.D15]" office:value-type="float" office:value="18">
            <text:p>18</text:p>
          </table:table-cell>
          <table:table-cell table:formula="of:=IF([.P15]=&quot;x, x&quot;;1;0)*[.N15]" office:value-type="float" office:value="18">
            <text:p>18</text:p>
          </table:table-cell>
          <table:table-cell table:formula="of:=[Kickstarter.S15]" office:value-type="string" office:string-value="x, x">
            <text:p>x, x</text:p>
          </table:table-cell>
        </table:table-row>
        <table:table-row table:style-name="ro3">
          <table:table-cell table:formula="of:=[Kickstarter.A16]" office:value-type="string" office:string-value="MP">
            <text:p>MP</text:p>
          </table:table-cell>
          <table:table-cell table:formula="of:=[Kickstarter.B16]" office:value-type="float" office:value="6">
            <text:p>6</text:p>
          </table:table-cell>
          <table:table-cell table:formula="of:=IF(OR([.P16]=&quot;x&quot;;[.P16]=&quot;x, x&quot;);1;0)*[.B16]" office:value-type="float" office:value="6">
            <text:p>6</text:p>
          </table:table-cell>
          <table:table-cell table:formula="of:=[Kickstarter.D16]" office:value-type="float" office:value="6">
            <text:p>6</text:p>
          </table:table-cell>
          <table:table-cell table:formula="of:=IF(OR([.P16]=&quot;x&quot;;[.P16]=&quot;x, x&quot;);1;0)*[.D16]" office:value-type="float" office:value="6">
            <text:p>6</text:p>
          </table:table-cell>
          <table:table-cell table:formula="of:=[Kickstarter.F16]" office:value-type="float" office:value="8">
            <text:p>8</text:p>
          </table:table-cell>
          <table:table-cell table:formula="of:=IF(OR([.P16]=&quot;x&quot;;[.P16]=&quot;x, x&quot;);1;0)*[.F16]" office:value-type="float" office:value="8">
            <text:p>8</text:p>
          </table:table-cell>
          <table:table-cell table:formula="of:=[Kickstarter.H16]" office:value-type="float" office:value="0">
            <text:p>0</text:p>
          </table:table-cell>
          <table:table-cell table:formula="of:=IF(OR([.P16]=&quot;x&quot;;[.P16]=&quot;x, x&quot;);1;0)*[.H16]" office:value-type="float" office:value="0">
            <text:p>0</text:p>
          </table:table-cell>
          <table:table-cell table:formula="of:=[Kickstarter.J16]" office:value-type="float" office:value="10">
            <text:p>10</text:p>
          </table:table-cell>
          <table:table-cell table:formula="of:=IF(OR([.P16]=&quot;x&quot;;[.P16]=&quot;x, x&quot;);1;0)*[.J16]" office:value-type="float" office:value="10">
            <text:p>10</text:p>
          </table:table-cell>
          <table:table-cell table:formula="of:=[Kickstarter.N16]" office:value-type="float" office:value="1">
            <text:p>1</text:p>
          </table:table-cell>
          <table:table-cell table:formula="of:=IF(OR([.P16]=&quot;x&quot;;[.P16]=&quot;x, x&quot;);1;0)*[.L16]" office:value-type="float" office:value="1">
            <text:p>1</text:p>
          </table:table-cell>
          <table:table-cell table:formula="of:=[Kickstarter.D16]" office:value-type="float" office:value="6">
            <text:p>6</text:p>
          </table:table-cell>
          <table:table-cell table:formula="of:=IF([.P16]=&quot;x, x&quot;;1;0)*[.N16]" office:value-type="float" office:value="6">
            <text:p>6</text:p>
          </table:table-cell>
          <table:table-cell table:formula="of:=[Kickstarter.S16]" office:value-type="string" office:string-value="x, x">
            <text:p>x, x</text:p>
          </table:table-cell>
        </table:table-row>
        <table:table-row table:style-name="ro3">
          <table:table-cell table:formula="of:=[Kickstarter.A17]" office:value-type="string" office:string-value="TM">
            <text:p>TM</text:p>
          </table:table-cell>
          <table:table-cell table:formula="of:=[Kickstarter.B17]" office:value-type="float" office:value="6">
            <text:p>6</text:p>
          </table:table-cell>
          <table:table-cell table:formula="of:=IF(OR([.P17]=&quot;x&quot;;[.P17]=&quot;x, x&quot;);1;0)*[.B17]" office:value-type="float" office:value="6">
            <text:p>6</text:p>
          </table:table-cell>
          <table:table-cell table:formula="of:=[Kickstarter.D17]" office:value-type="float" office:value="6">
            <text:p>6</text:p>
          </table:table-cell>
          <table:table-cell table:formula="of:=IF(OR([.P17]=&quot;x&quot;;[.P17]=&quot;x, x&quot;);1;0)*[.D17]" office:value-type="float" office:value="6">
            <text:p>6</text:p>
          </table:table-cell>
          <table:table-cell table:formula="of:=[Kickstarter.F17]" office:value-type="float" office:value="8">
            <text:p>8</text:p>
          </table:table-cell>
          <table:table-cell table:formula="of:=IF(OR([.P17]=&quot;x&quot;;[.P17]=&quot;x, x&quot;);1;0)*[.F17]" office:value-type="float" office:value="8">
            <text:p>8</text:p>
          </table:table-cell>
          <table:table-cell table:formula="of:=[Kickstarter.H17]" office:value-type="float" office:value="0">
            <text:p>0</text:p>
          </table:table-cell>
          <table:table-cell table:formula="of:=IF(OR([.P17]=&quot;x&quot;;[.P17]=&quot;x, x&quot;);1;0)*[.H17]" office:value-type="float" office:value="0">
            <text:p>0</text:p>
          </table:table-cell>
          <table:table-cell table:formula="of:=[Kickstarter.J17]" office:value-type="float" office:value="10">
            <text:p>10</text:p>
          </table:table-cell>
          <table:table-cell table:formula="of:=IF(OR([.P17]=&quot;x&quot;;[.P17]=&quot;x, x&quot;);1;0)*[.J17]" office:value-type="float" office:value="10">
            <text:p>10</text:p>
          </table:table-cell>
          <table:table-cell table:formula="of:=[Kickstarter.N17]" office:value-type="float" office:value="1">
            <text:p>1</text:p>
          </table:table-cell>
          <table:table-cell table:formula="of:=IF(OR([.P17]=&quot;x&quot;;[.P17]=&quot;x, x&quot;);1;0)*[.L17]" office:value-type="float" office:value="1">
            <text:p>1</text:p>
          </table:table-cell>
          <table:table-cell table:formula="of:=[Kickstarter.D17]" office:value-type="float" office:value="6">
            <text:p>6</text:p>
          </table:table-cell>
          <table:table-cell table:formula="of:=IF([.P17]=&quot;x, x&quot;;1;0)*[.N17]" office:value-type="float" office:value="6">
            <text:p>6</text:p>
          </table:table-cell>
          <table:table-cell table:formula="of:=[Kickstarter.S17]" office:value-type="string" office:string-value="x, x">
            <text:p>x, x</text:p>
          </table:table-cell>
        </table:table-row>
        <table:table-row table:style-name="ro3">
          <table:table-cell table:formula="of:=[Kickstarter.A18]" office:value-type="string" office:string-value="AH">
            <text:p>AH</text:p>
          </table:table-cell>
          <table:table-cell table:formula="of:=[Kickstarter.B18]" office:value-type="float" office:value="6">
            <text:p>6</text:p>
          </table:table-cell>
          <table:table-cell table:formula="of:=IF(OR([.P18]=&quot;x&quot;;[.P18]=&quot;x, x&quot;);1;0)*[.B18]" office:value-type="float" office:value="6">
            <text:p>6</text:p>
          </table:table-cell>
          <table:table-cell table:formula="of:=[Kickstarter.D18]" office:value-type="float" office:value="6">
            <text:p>6</text:p>
          </table:table-cell>
          <table:table-cell table:formula="of:=IF(OR([.P18]=&quot;x&quot;;[.P18]=&quot;x, x&quot;);1;0)*[.D18]" office:value-type="float" office:value="6">
            <text:p>6</text:p>
          </table:table-cell>
          <table:table-cell table:formula="of:=[Kickstarter.F18]" office:value-type="float" office:value="8">
            <text:p>8</text:p>
          </table:table-cell>
          <table:table-cell table:formula="of:=IF(OR([.P18]=&quot;x&quot;;[.P18]=&quot;x, x&quot;);1;0)*[.F18]" office:value-type="float" office:value="8">
            <text:p>8</text:p>
          </table:table-cell>
          <table:table-cell table:formula="of:=[Kickstarter.H18]" office:value-type="float" office:value="0">
            <text:p>0</text:p>
          </table:table-cell>
          <table:table-cell table:formula="of:=IF(OR([.P18]=&quot;x&quot;;[.P18]=&quot;x, x&quot;);1;0)*[.H18]" office:value-type="float" office:value="0">
            <text:p>0</text:p>
          </table:table-cell>
          <table:table-cell table:formula="of:=[Kickstarter.J18]" office:value-type="float" office:value="10">
            <text:p>10</text:p>
          </table:table-cell>
          <table:table-cell table:formula="of:=IF(OR([.P18]=&quot;x&quot;;[.P18]=&quot;x, x&quot;);1;0)*[.J18]" office:value-type="float" office:value="10">
            <text:p>10</text:p>
          </table:table-cell>
          <table:table-cell table:formula="of:=[Kickstarter.N18]" office:value-type="float" office:value="1">
            <text:p>1</text:p>
          </table:table-cell>
          <table:table-cell table:formula="of:=IF(OR([.P18]=&quot;x&quot;;[.P18]=&quot;x, x&quot;);1;0)*[.L18]" office:value-type="float" office:value="1">
            <text:p>1</text:p>
          </table:table-cell>
          <table:table-cell table:formula="of:=[Kickstarter.D18]" office:value-type="float" office:value="6">
            <text:p>6</text:p>
          </table:table-cell>
          <table:table-cell table:formula="of:=IF([.P18]=&quot;x, x&quot;;1;0)*[.N18]" office:value-type="float" office:value="6">
            <text:p>6</text:p>
          </table:table-cell>
          <table:table-cell table:formula="of:=[Kickstarter.S18]" office:value-type="string" office:string-value="x, x">
            <text:p>x, x</text:p>
          </table:table-cell>
        </table:table-row>
        <table:table-row table:style-name="ro3">
          <table:table-cell table:formula="of:=[Kickstarter.A19]" office:value-type="string" office:string-value="JJ">
            <text:p>JJ</text:p>
          </table:table-cell>
          <table:table-cell table:formula="of:=[Kickstarter.B19]" office:value-type="float" office:value="6">
            <text:p>6</text:p>
          </table:table-cell>
          <table:table-cell table:formula="of:=IF(OR([.P19]=&quot;x&quot;;[.P19]=&quot;x, x&quot;);1;0)*[.B19]" office:value-type="float" office:value="6">
            <text:p>6</text:p>
          </table:table-cell>
          <table:table-cell table:formula="of:=[Kickstarter.D19]" office:value-type="float" office:value="6">
            <text:p>6</text:p>
          </table:table-cell>
          <table:table-cell table:formula="of:=IF(OR([.P19]=&quot;x&quot;;[.P19]=&quot;x, x&quot;);1;0)*[.D19]" office:value-type="float" office:value="6">
            <text:p>6</text:p>
          </table:table-cell>
          <table:table-cell table:formula="of:=[Kickstarter.F19]" office:value-type="float" office:value="8">
            <text:p>8</text:p>
          </table:table-cell>
          <table:table-cell table:formula="of:=IF(OR([.P19]=&quot;x&quot;;[.P19]=&quot;x, x&quot;);1;0)*[.F19]" office:value-type="float" office:value="8">
            <text:p>8</text:p>
          </table:table-cell>
          <table:table-cell table:formula="of:=[Kickstarter.H19]" office:value-type="float" office:value="0">
            <text:p>0</text:p>
          </table:table-cell>
          <table:table-cell table:formula="of:=IF(OR([.P19]=&quot;x&quot;;[.P19]=&quot;x, x&quot;);1;0)*[.H19]" office:value-type="float" office:value="0">
            <text:p>0</text:p>
          </table:table-cell>
          <table:table-cell table:formula="of:=[Kickstarter.J19]" office:value-type="float" office:value="10">
            <text:p>10</text:p>
          </table:table-cell>
          <table:table-cell table:formula="of:=IF(OR([.P19]=&quot;x&quot;;[.P19]=&quot;x, x&quot;);1;0)*[.J19]" office:value-type="float" office:value="10">
            <text:p>10</text:p>
          </table:table-cell>
          <table:table-cell table:formula="of:=[Kickstarter.N19]" office:value-type="float" office:value="1">
            <text:p>1</text:p>
          </table:table-cell>
          <table:table-cell table:formula="of:=IF(OR([.P19]=&quot;x&quot;;[.P19]=&quot;x, x&quot;);1;0)*[.L19]" office:value-type="float" office:value="1">
            <text:p>1</text:p>
          </table:table-cell>
          <table:table-cell table:formula="of:=[Kickstarter.D19]" office:value-type="float" office:value="6">
            <text:p>6</text:p>
          </table:table-cell>
          <table:table-cell table:formula="of:=IF([.P19]=&quot;x, x&quot;;1;0)*[.N19]" office:value-type="float" office:value="6">
            <text:p>6</text:p>
          </table:table-cell>
          <table:table-cell table:formula="of:=[Kickstarter.S19]" office:value-type="string" office:string-value="x, x">
            <text:p>x, x</text:p>
          </table:table-cell>
        </table:table-row>
        <table:table-row table:style-name="ro3">
          <table:table-cell table:formula="of:=[Kickstarter.A20]" office:value-type="string" office:string-value="BB">
            <text:p>BB</text:p>
          </table:table-cell>
          <table:table-cell table:formula="of:=[Kickstarter.B20]" office:value-type="float" office:value="6">
            <text:p>6</text:p>
          </table:table-cell>
          <table:table-cell table:formula="of:=IF(OR([.P20]=&quot;x&quot;;[.P20]=&quot;x, x&quot;);1;0)*[.B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OR([.P20]=&quot;x&quot;;[.P20]=&quot;x, x&quot;);1;0)*[.D20]" office:value-type="float" office:value="0">
            <text:p>0</text:p>
          </table:table-cell>
          <table:table-cell table:formula="of:=[Kickstarter.F20]" office:value-type="float" office:value="8">
            <text:p>8</text:p>
          </table:table-cell>
          <table:table-cell table:formula="of:=IF(OR([.P20]=&quot;x&quot;;[.P20]=&quot;x, x&quot;);1;0)*[.F20]" office:value-type="float" office:value="0">
            <text:p>0</text:p>
          </table:table-cell>
          <table:table-cell table:formula="of:=[Kickstarter.H20]" office:value-type="float" office:value="0">
            <text:p>0</text:p>
          </table:table-cell>
          <table:table-cell table:formula="of:=IF(OR([.P20]=&quot;x&quot;;[.P20]=&quot;x, x&quot;);1;0)*[.H20]" office:value-type="float" office:value="0">
            <text:p>0</text:p>
          </table:table-cell>
          <table:table-cell table:formula="of:=[Kickstarter.J20]" office:value-type="float" office:value="10">
            <text:p>10</text:p>
          </table:table-cell>
          <table:table-cell table:formula="of:=IF(OR([.P20]=&quot;x&quot;;[.P20]=&quot;x, x&quot;);1;0)*[.J20]" office:value-type="float" office:value="0">
            <text:p>0</text:p>
          </table:table-cell>
          <table:table-cell table:formula="of:=[Kickstarter.N20]" office:value-type="float" office:value="1">
            <text:p>1</text:p>
          </table:table-cell>
          <table:table-cell table:formula="of:=IF(OR([.P20]=&quot;x&quot;;[.P20]=&quot;x, x&quot;);1;0)*[.L20]" office:value-type="float" office:value="0">
            <text:p>0</text:p>
          </table:table-cell>
          <table:table-cell table:formula="of:=[Kickstarter.D20]" office:value-type="float" office:value="6">
            <text:p>6</text:p>
          </table:table-cell>
          <table:table-cell table:formula="of:=IF([.P20]=&quot;x, x&quot;;1;0)*[.N20]" office:value-type="float" office:value="0">
            <text:p>0</text:p>
          </table:table-cell>
          <table:table-cell table:formula="of:=[Kickstarter.S20]" office:value-type="float" office:value="0">
            <text:p>0</text:p>
          </table:table-cell>
        </table:table-row>
        <table:table-row table:style-name="ro3">
          <table:table-cell table:formula="of:=[Kickstarter.A21]" office:value-type="string" office:string-value="AG">
            <text:p>AG</text:p>
          </table:table-cell>
          <table:table-cell table:formula="of:=[Kickstarter.B21]" office:value-type="float" office:value="6">
            <text:p>6</text:p>
          </table:table-cell>
          <table:table-cell table:formula="of:=IF(OR([.P21]=&quot;x&quot;;[.P21]=&quot;x, x&quot;);1;0)*[.B21]" office:value-type="float" office:value="6">
            <text:p>6</text:p>
          </table:table-cell>
          <table:table-cell table:formula="of:=[Kickstarter.D21]" office:value-type="float" office:value="6">
            <text:p>6</text:p>
          </table:table-cell>
          <table:table-cell table:formula="of:=IF(OR([.P21]=&quot;x&quot;;[.P21]=&quot;x, x&quot;);1;0)*[.D21]" office:value-type="float" office:value="6">
            <text:p>6</text:p>
          </table:table-cell>
          <table:table-cell table:formula="of:=[Kickstarter.F21]" office:value-type="float" office:value="8">
            <text:p>8</text:p>
          </table:table-cell>
          <table:table-cell table:formula="of:=IF(OR([.P21]=&quot;x&quot;;[.P21]=&quot;x, x&quot;);1;0)*[.F21]" office:value-type="float" office:value="8">
            <text:p>8</text:p>
          </table:table-cell>
          <table:table-cell table:formula="of:=[Kickstarter.H21]" office:value-type="float" office:value="0">
            <text:p>0</text:p>
          </table:table-cell>
          <table:table-cell table:formula="of:=IF(OR([.P21]=&quot;x&quot;;[.P21]=&quot;x, x&quot;);1;0)*[.H21]" office:value-type="float" office:value="0">
            <text:p>0</text:p>
          </table:table-cell>
          <table:table-cell table:formula="of:=[Kickstarter.J21]" office:value-type="float" office:value="10">
            <text:p>10</text:p>
          </table:table-cell>
          <table:table-cell table:formula="of:=IF(OR([.P21]=&quot;x&quot;;[.P21]=&quot;x, x&quot;);1;0)*[.J21]" office:value-type="float" office:value="10">
            <text:p>10</text:p>
          </table:table-cell>
          <table:table-cell table:formula="of:=[Kickstarter.N21]" office:value-type="float" office:value="1">
            <text:p>1</text:p>
          </table:table-cell>
          <table:table-cell table:formula="of:=IF(OR([.P21]=&quot;x&quot;;[.P21]=&quot;x, x&quot;);1;0)*[.L21]" office:value-type="float" office:value="1">
            <text:p>1</text:p>
          </table:table-cell>
          <table:table-cell table:formula="of:=[Kickstarter.D21]" office:value-type="float" office:value="6">
            <text:p>6</text:p>
          </table:table-cell>
          <table:table-cell table:formula="of:=IF([.P21]=&quot;x, x&quot;;1;0)*[.N21]" office:value-type="float" office:value="6">
            <text:p>6</text:p>
          </table:table-cell>
          <table:table-cell table:formula="of:=[Kickstarter.S21]" office:value-type="string" office:string-value="x, x">
            <text:p>x, x</text:p>
          </table:table-cell>
        </table:table-row>
        <table:table-row table:style-name="ro3">
          <table:table-cell table:formula="of:=[Kickstarter.A22]" office:value-type="string" office:string-value="MI">
            <text:p>MI</text:p>
          </table:table-cell>
          <table:table-cell table:formula="of:=[Kickstarter.B22]" office:value-type="float" office:value="6">
            <text:p>6</text:p>
          </table:table-cell>
          <table:table-cell table:formula="of:=IF(OR([.P22]=&quot;x&quot;;[.P22]=&quot;x, x&quot;);1;0)*[.B22]" office:value-type="float" office:value="6">
            <text:p>6</text:p>
          </table:table-cell>
          <table:table-cell table:formula="of:=[Kickstarter.D22]" office:value-type="float" office:value="6">
            <text:p>6</text:p>
          </table:table-cell>
          <table:table-cell table:formula="of:=IF(OR([.P22]=&quot;x&quot;;[.P22]=&quot;x, x&quot;);1;0)*[.D22]" office:value-type="float" office:value="6">
            <text:p>6</text:p>
          </table:table-cell>
          <table:table-cell table:formula="of:=[Kickstarter.F22]" office:value-type="float" office:value="8">
            <text:p>8</text:p>
          </table:table-cell>
          <table:table-cell table:formula="of:=IF(OR([.P22]=&quot;x&quot;;[.P22]=&quot;x, x&quot;);1;0)*[.F22]" office:value-type="float" office:value="8">
            <text:p>8</text:p>
          </table:table-cell>
          <table:table-cell table:formula="of:=[Kickstarter.H22]" office:value-type="float" office:value="0">
            <text:p>0</text:p>
          </table:table-cell>
          <table:table-cell table:formula="of:=IF(OR([.P22]=&quot;x&quot;;[.P22]=&quot;x, x&quot;);1;0)*[.H22]" office:value-type="float" office:value="0">
            <text:p>0</text:p>
          </table:table-cell>
          <table:table-cell table:formula="of:=[Kickstarter.J22]" office:value-type="float" office:value="10">
            <text:p>10</text:p>
          </table:table-cell>
          <table:table-cell table:formula="of:=IF(OR([.P22]=&quot;x&quot;;[.P22]=&quot;x, x&quot;);1;0)*[.J22]" office:value-type="float" office:value="10">
            <text:p>10</text:p>
          </table:table-cell>
          <table:table-cell table:formula="of:=[Kickstarter.N22]" office:value-type="float" office:value="1">
            <text:p>1</text:p>
          </table:table-cell>
          <table:table-cell table:formula="of:=IF(OR([.P22]=&quot;x&quot;;[.P22]=&quot;x, x&quot;);1;0)*[.L22]" office:value-type="float" office:value="1">
            <text:p>1</text:p>
          </table:table-cell>
          <table:table-cell table:formula="of:=[Kickstarter.D22]" office:value-type="float" office:value="6">
            <text:p>6</text:p>
          </table:table-cell>
          <table:table-cell table:formula="of:=IF([.P22]=&quot;x, x&quot;;1;0)*[.N22]" office:value-type="float" office:value="6">
            <text:p>6</text:p>
          </table:table-cell>
          <table:table-cell table:formula="of:=[Kickstarter.S22]" office:value-type="string" office:string-value="x, x">
            <text:p>x, x</text:p>
          </table:table-cell>
        </table:table-row>
        <table:table-row table:style-name="ro3">
          <table:table-cell table:formula="of:=[Kickstarter.A23]" office:value-type="string" office:string-value="JK">
            <text:p>JK</text:p>
          </table:table-cell>
          <table:table-cell table:formula="of:=[Kickstarter.B23]" office:value-type="float" office:value="12">
            <text:p>12</text:p>
          </table:table-cell>
          <table:table-cell table:formula="of:=IF(OR([.P23]=&quot;x&quot;;[.P23]=&quot;x, x&quot;);1;0)*[.B23]" office:value-type="float" office:value="12">
            <text:p>12</text:p>
          </table:table-cell>
          <table:table-cell table:formula="of:=[Kickstarter.D23]" office:value-type="float" office:value="6">
            <text:p>6</text:p>
          </table:table-cell>
          <table:table-cell table:formula="of:=IF(OR([.P23]=&quot;x&quot;;[.P23]=&quot;x, x&quot;);1;0)*[.D23]" office:value-type="float" office:value="6">
            <text:p>6</text:p>
          </table:table-cell>
          <table:table-cell table:formula="of:=[Kickstarter.F23]" office:value-type="float" office:value="2">
            <text:p>2</text:p>
          </table:table-cell>
          <table:table-cell table:formula="of:=IF(OR([.P23]=&quot;x&quot;;[.P23]=&quot;x, x&quot;);1;0)*[.F23]" office:value-type="float" office:value="2">
            <text:p>2</text:p>
          </table:table-cell>
          <table:table-cell table:formula="of:=[Kickstarter.H23]" office:value-type="float" office:value="0">
            <text:p>0</text:p>
          </table:table-cell>
          <table:table-cell table:formula="of:=IF(OR([.P23]=&quot;x&quot;;[.P23]=&quot;x, x&quot;);1;0)*[.H23]" office:value-type="float" office:value="0">
            <text:p>0</text:p>
          </table:table-cell>
          <table:table-cell table:formula="of:=[Kickstarter.J23]" office:value-type="float" office:value="10">
            <text:p>10</text:p>
          </table:table-cell>
          <table:table-cell table:formula="of:=IF(OR([.P23]=&quot;x&quot;;[.P23]=&quot;x, x&quot;);1;0)*[.J23]" office:value-type="float" office:value="10">
            <text:p>10</text:p>
          </table:table-cell>
          <table:table-cell table:formula="of:=[Kickstarter.N23]" office:value-type="float" office:value="1">
            <text:p>1</text:p>
          </table:table-cell>
          <table:table-cell table:formula="of:=IF(OR([.P23]=&quot;x&quot;;[.P23]=&quot;x, x&quot;);1;0)*[.L23]" office:value-type="float" office:value="1">
            <text:p>1</text:p>
          </table:table-cell>
          <table:table-cell table:formula="of:=[Kickstarter.D23]" office:value-type="float" office:value="6">
            <text:p>6</text:p>
          </table:table-cell>
          <table:table-cell table:formula="of:=IF([.P23]=&quot;x, x&quot;;1;0)*[.N23]" office:value-type="float" office:value="6">
            <text:p>6</text:p>
          </table:table-cell>
          <table:table-cell table:formula="of:=[Kickstarter.S23]" office:value-type="string" office:string-value="x, x">
            <text:p>x, x</text:p>
          </table:table-cell>
        </table:table-row>
        <table:table-row table:style-name="ro3">
          <table:table-cell table:formula="of:=[Kickstarter.A24]" office:value-type="string" office:string-value="BL">
            <text:p>BL</text:p>
          </table:table-cell>
          <table:table-cell table:formula="of:=[Kickstarter.B24]" office:value-type="float" office:value="6">
            <text:p>6</text:p>
          </table:table-cell>
          <table:table-cell table:formula="of:=IF(OR([.P24]=&quot;x&quot;;[.P24]=&quot;x, x&quot;);1;0)*[.B24]" office:value-type="float" office:value="6">
            <text:p>6</text:p>
          </table:table-cell>
          <table:table-cell table:formula="of:=[Kickstarter.D24]" office:value-type="float" office:value="6">
            <text:p>6</text:p>
          </table:table-cell>
          <table:table-cell table:formula="of:=IF(OR([.P24]=&quot;x&quot;;[.P24]=&quot;x, x&quot;);1;0)*[.D24]" office:value-type="float" office:value="6">
            <text:p>6</text:p>
          </table:table-cell>
          <table:table-cell table:formula="of:=[Kickstarter.F24]" office:value-type="float" office:value="8">
            <text:p>8</text:p>
          </table:table-cell>
          <table:table-cell table:formula="of:=IF(OR([.P24]=&quot;x&quot;;[.P24]=&quot;x, x&quot;);1;0)*[.F24]" office:value-type="float" office:value="8">
            <text:p>8</text:p>
          </table:table-cell>
          <table:table-cell table:formula="of:=[Kickstarter.H24]" office:value-type="float" office:value="0">
            <text:p>0</text:p>
          </table:table-cell>
          <table:table-cell table:formula="of:=IF(OR([.P24]=&quot;x&quot;;[.P24]=&quot;x, x&quot;);1;0)*[.H24]" office:value-type="float" office:value="0">
            <text:p>0</text:p>
          </table:table-cell>
          <table:table-cell table:formula="of:=[Kickstarter.J24]" office:value-type="float" office:value="10">
            <text:p>10</text:p>
          </table:table-cell>
          <table:table-cell table:formula="of:=IF(OR([.P24]=&quot;x&quot;;[.P24]=&quot;x, x&quot;);1;0)*[.J24]" office:value-type="float" office:value="10">
            <text:p>10</text:p>
          </table:table-cell>
          <table:table-cell table:formula="of:=[Kickstarter.N24]" office:value-type="float" office:value="1">
            <text:p>1</text:p>
          </table:table-cell>
          <table:table-cell table:formula="of:=IF(OR([.P24]=&quot;x&quot;;[.P24]=&quot;x, x&quot;);1;0)*[.L24]" office:value-type="float" office:value="1">
            <text:p>1</text:p>
          </table:table-cell>
          <table:table-cell table:formula="of:=[Kickstarter.D24]" office:value-type="float" office:value="6">
            <text:p>6</text:p>
          </table:table-cell>
          <table:table-cell table:formula="of:=IF([.P24]=&quot;x, x&quot;;1;0)*[.N24]" office:value-type="float" office:value="6">
            <text:p>6</text:p>
          </table:table-cell>
          <table:table-cell table:formula="of:=[Kickstarter.S24]" office:value-type="string" office:string-value="x, x">
            <text:p>x, x</text:p>
          </table:table-cell>
        </table:table-row>
        <table:table-row table:style-name="ro3">
          <table:table-cell table:formula="of:=[Kickstarter.A25]" office:value-type="string" office:string-value="SB">
            <text:p>SB</text:p>
          </table:table-cell>
          <table:table-cell table:formula="of:=[Kickstarter.B25]" office:value-type="float" office:value="6">
            <text:p>6</text:p>
          </table:table-cell>
          <table:table-cell table:formula="of:=IF(OR([.P25]=&quot;x&quot;;[.P25]=&quot;x, x&quot;);1;0)*[.B25]" office:value-type="float" office:value="6">
            <text:p>6</text:p>
          </table:table-cell>
          <table:table-cell table:formula="of:=[Kickstarter.D25]" office:value-type="float" office:value="6">
            <text:p>6</text:p>
          </table:table-cell>
          <table:table-cell table:formula="of:=IF(OR([.P25]=&quot;x&quot;;[.P25]=&quot;x, x&quot;);1;0)*[.D25]" office:value-type="float" office:value="6">
            <text:p>6</text:p>
          </table:table-cell>
          <table:table-cell table:formula="of:=[Kickstarter.F25]" office:value-type="float" office:value="8">
            <text:p>8</text:p>
          </table:table-cell>
          <table:table-cell table:formula="of:=IF(OR([.P25]=&quot;x&quot;;[.P25]=&quot;x, x&quot;);1;0)*[.F25]" office:value-type="float" office:value="8">
            <text:p>8</text:p>
          </table:table-cell>
          <table:table-cell table:formula="of:=[Kickstarter.H25]" office:value-type="float" office:value="0">
            <text:p>0</text:p>
          </table:table-cell>
          <table:table-cell table:formula="of:=IF(OR([.P25]=&quot;x&quot;;[.P25]=&quot;x, x&quot;);1;0)*[.H25]" office:value-type="float" office:value="0">
            <text:p>0</text:p>
          </table:table-cell>
          <table:table-cell table:formula="of:=[Kickstarter.J25]" office:value-type="float" office:value="10">
            <text:p>10</text:p>
          </table:table-cell>
          <table:table-cell table:formula="of:=IF(OR([.P25]=&quot;x&quot;;[.P25]=&quot;x, x&quot;);1;0)*[.J25]" office:value-type="float" office:value="10">
            <text:p>10</text:p>
          </table:table-cell>
          <table:table-cell table:formula="of:=[Kickstarter.N25]" office:value-type="float" office:value="1">
            <text:p>1</text:p>
          </table:table-cell>
          <table:table-cell table:formula="of:=IF(OR([.P25]=&quot;x&quot;;[.P25]=&quot;x, x&quot;);1;0)*[.L25]" office:value-type="float" office:value="1">
            <text:p>1</text:p>
          </table:table-cell>
          <table:table-cell table:formula="of:=[Kickstarter.D25]" office:value-type="float" office:value="6">
            <text:p>6</text:p>
          </table:table-cell>
          <table:table-cell table:formula="of:=IF([.P25]=&quot;x, x&quot;;1;0)*[.N25]" office:value-type="float" office:value="6">
            <text:p>6</text:p>
          </table:table-cell>
          <table:table-cell table:formula="of:=[Kickstarter.S25]" office:value-type="string" office:string-value="x, x">
            <text:p>x, x</text:p>
          </table:table-cell>
        </table:table-row>
        <table:table-row table:style-name="ro3">
          <table:table-cell table:formula="of:=[Kickstarter.A26]" office:value-type="string" office:string-value="MC2">
            <text:p>MC2</text:p>
          </table:table-cell>
          <table:table-cell table:formula="of:=[Kickstarter.B26]" office:value-type="float" office:value="6">
            <text:p>6</text:p>
          </table:table-cell>
          <table:table-cell table:formula="of:=IF(OR([.P26]=&quot;x&quot;;[.P26]=&quot;x, x&quot;);1;0)*[.B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OR([.P26]=&quot;x&quot;;[.P26]=&quot;x, x&quot;);1;0)*[.D26]" office:value-type="float" office:value="0">
            <text:p>0</text:p>
          </table:table-cell>
          <table:table-cell table:formula="of:=[Kickstarter.F26]" office:value-type="float" office:value="8">
            <text:p>8</text:p>
          </table:table-cell>
          <table:table-cell table:formula="of:=IF(OR([.P26]=&quot;x&quot;;[.P26]=&quot;x, x&quot;);1;0)*[.F26]" office:value-type="float" office:value="0">
            <text:p>0</text:p>
          </table:table-cell>
          <table:table-cell table:formula="of:=[Kickstarter.H26]" office:value-type="float" office:value="0">
            <text:p>0</text:p>
          </table:table-cell>
          <table:table-cell table:formula="of:=IF(OR([.P26]=&quot;x&quot;;[.P26]=&quot;x, x&quot;);1;0)*[.H26]" office:value-type="float" office:value="0">
            <text:p>0</text:p>
          </table:table-cell>
          <table:table-cell table:formula="of:=[Kickstarter.J26]" office:value-type="float" office:value="10">
            <text:p>10</text:p>
          </table:table-cell>
          <table:table-cell table:formula="of:=IF(OR([.P26]=&quot;x&quot;;[.P26]=&quot;x, x&quot;);1;0)*[.J26]" office:value-type="float" office:value="0">
            <text:p>0</text:p>
          </table:table-cell>
          <table:table-cell table:formula="of:=[Kickstarter.N26]" office:value-type="float" office:value="1">
            <text:p>1</text:p>
          </table:table-cell>
          <table:table-cell table:formula="of:=IF(OR([.P26]=&quot;x&quot;;[.P26]=&quot;x, x&quot;);1;0)*[.L26]" office:value-type="float" office:value="0">
            <text:p>0</text:p>
          </table:table-cell>
          <table:table-cell table:formula="of:=[Kickstarter.D26]" office:value-type="float" office:value="6">
            <text:p>6</text:p>
          </table:table-cell>
          <table:table-cell table:formula="of:=IF([.P26]=&quot;x, x&quot;;1;0)*[.N26]" office:value-type="float" office:value="0">
            <text:p>0</text:p>
          </table:table-cell>
          <table:table-cell table:formula="of:=[Kickstarter.S26]" office:value-type="float" office:value="0">
            <text:p>0</text:p>
          </table:table-cell>
        </table:table-row>
        <table:table-row table:style-name="ro3">
          <table:table-cell table:number-columns-repeated="2"/>
          <table:table-cell table:formula="of:=SUM([.C3:.C26])" office:value-type="float" office:value="132">
            <text:p>132</text:p>
          </table:table-cell>
          <table:table-cell/>
          <table:table-cell table:formula="of:=SUM([.E3:.E26])" office:value-type="float" office:value="114">
            <text:p>114</text:p>
          </table:table-cell>
          <table:table-cell/>
          <table:table-cell table:formula="of:=SUM([.G3:.G26])" office:value-type="float" office:value="107">
            <text:p>107</text:p>
          </table:table-cell>
          <table:table-cell/>
          <table:table-cell table:formula="of:=SUM([.I3:.I26])" office:value-type="float" office:value="10">
            <text:p>10</text:p>
          </table:table-cell>
          <table:table-cell/>
          <table:table-cell table:formula="of:=SUM([.K3:.K26])" office:value-type="float" office:value="186">
            <text:p>186</text:p>
          </table:table-cell>
          <table:table-cell/>
          <table:table-cell table:formula="of:=SUM([.M3:.M26])" office:value-type="float" office:value="20">
            <text:p>20</text:p>
          </table:table-cell>
          <table:table-cell/>
          <table:table-cell table:formula="of:=SUM([.O3:.O26])" office:value-type="float" office:value="114">
            <text:p>114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3">
          <table:table-cell office:value-type="string" table:number-columns-spanned="2" table:number-rows-spanned="1">
            <text:p>Money for Parts =</text:p>
          </table:table-cell>
          <table:covered-table-cell/>
          <table:table-cell table:style-name="ce7" office:value-type="currency" office:currency="USD" office:value="1956.28" table:number-columns-spanned="2" table:number-rows-spanned="1">
            <text:p>$1,956.28</text:p>
          </table:table-cell>
          <table:covered-table-cell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5/15/2016</text:date>, <text:time>20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2H26M33S</meta:editing-duration>
    <meta:editing-cycles>144</meta:editing-cycles>
    <meta:generator>OpenOffice/4.1.1$Win32 OpenOffice.org_project/411m6$Build-9775</meta:generator>
    <dc:date>2016-05-15T20:48:16.91</dc:date>
    <dc:creator>H </dc:creator>
    <meta:document-statistic meta:table-count="13" meta:cell-count="1895" meta:object-count="0"/>
    <meta:user-defined meta:name="Info 1"/>
    <meta:user-defined meta:name="Info 2"/>
    <meta:user-defined meta:name="Info 3"/>
    <meta:user-defined meta:name="Info 4"/>
  </office:meta>
</office:document-meta>
</file>